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fill-color="#9966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custom-shape draw:style-name="gr1" draw:text-style-name="P1" draw:layer="layout" svg:width="21cm" svg:height="2cm" svg:x="0.002cm" svg:y="4.002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0.002cm" svg:y="6.002cm">
          <text:p text:style-name="P1"><text:span text:style-name="T1">Remote </text:span>Servic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7.002cm" svg:y="6.002cm">
          <text:p text:style-name="P1">Data <text:span text:style-name="T1">Persist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14.002cm" svg:y="6.002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cm" svg:height="2cm" svg:x="0.001cm" svg:y="2.001cm">
          <text:p text:style-name="P1"><text:span text:style-name="T1">User Interface</text:span> <text:span text:style-name="T1">Logi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cm" svg:height="2cm" svg:x="0cm" svg:y="0cm">
          <text:p text:style-name="P1"><text:span text:style-name="T1">User Interface</text:span> <text:span text:style-name="T1">Displ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01cm" svg:height="1.5cm" svg:x="11.9cm" svg:y="8.502cm">
          <text:p text:style-name="P1"><text:span text:style-name="T2">Generic</text:span></text:p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01cm" svg:height="1.5cm" svg:x="16.601cm" svg:y="8.502cm">
          <text:p text:style-name="P1"><text:span text:style-name="T2">Native or</text:span></text:p>
          <text:p text:style-name="P1"><text:span text:style-name="T2">multi-platform cod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taro </meta:initial-creator>
    <meta:creation-date>2012-12-01T11:28:26</meta:creation-date>
    <dc:date>2012-12-01T11:37:04</dc:date>
    <dc:creator>Lautaro </dc:creator>
    <meta:editing-duration>PT8M38S</meta:editing-duration>
    <meta:editing-cycles>1</meta:editing-cycles>
    <meta:document-statistic meta:object-count="8"/>
    <meta:generator>LibreOffice/3.4$Unix LibreOffice_project/340m1$Build-402</meta:generator>
  </office:meta>
</office:document-meta>
</file>